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s" fo:country="CO" officeooo:rsid="00057a05" officeooo:paragraph-rsid="00057a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9fd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de la época de Neqton cuando formuló la Ley de Gravitación Universal, la explicación de la acción a distancia entre objetos materiales como la tierra y la luna constituyó un punto álgido en el análisis y discusión de la Fisolofía Natural.</text:p>
      <text:p text:style-name="P1"/>
      <text:p text:style-name="P1">“Es inconcebible que la materia inanimada y bruta pueda operar e influir sobre la materia sin un contacto mutuo, sin la medición de alguna otra cosa que no sea material. </text:p>
      <text:p text:style-name="P1"/>
      <text:p text:style-name="P1">Como si la gravitación fuera escencial e inherente a ella</text:p>
      <text:p text:style-name="P1">La gravedad debe ser inherente, innata y escencial a la <text:s/>materia.</text:p>
      <text:p text:style-name="P1"/>
      <text:p text:style-name="P1">De modo de que un cuerpo sea capaz de actuar sobre otro a distancia a través del vacio, de modo que mediante él y a trevés de él su acción y fuerza pueda transportarse de un cuerpo a otro …”</text:p>
      <text:p text:style-name="P1"/>
      <text:p text:style-name="P1"><text:tab/><text:tab/><text:tab/><text:tab/><text:tab/><text:tab/><text:tab/><text:tab/><text:tab/>Isaac Newton +</text:p>
      <text:p text:style-name="P1">Luego Charles A. Coulomb formuló la interacción entre cuerpos cargados eléctricamente y con los trabajos descubiertos acerca del magnetismo de Gilbert y H.C. Oersed. Fue finalmente M.Faraday quién más contributyo a aclarar el problema y a quien le debemos la concepcion de <text:span text:style-name="T1">lineas de fuerza.</text:span></text:p>
      <text:p text:style-name="P1"><text:span text:style-name="T1"/></text:p>
      <text:p text:style-name="P1"><text:span text:style-name="T1">- </text:span><text:span text:style-name="T2">Buscaremos identificar las lineas de campo eléctrico <text:s/>y magnetco. </text:span><text:span text:style-name="T3">Ver sus caracteristicas, propiedades y utiilidad al realizar el análisis de diferentes distribuciones de carga eléctri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2-06T05:22:35.453525991</dc:date>
    <meta:editing-duration>PT3M15S</meta:editing-duration>
    <meta:editing-cycles>2</meta:editing-cycles>
    <meta:generator>LibreOffice/7.2.5.2$Linux_X86_64 LibreOffice_project/499f9727c189e6ef3471021d6132d4c694f357e5</meta:generator>
    <meta:document-statistic meta:table-count="0" meta:image-count="0" meta:object-count="0" meta:page-count="1" meta:paragraph-count="8" meta:word-count="206" meta:character-count="1225" meta:non-whitespace-character-count="1015"/>
  </office:meta>
</office:document-meta>
</file>